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811in"/>
      <style:text-properties fo:color="#cccccc" loext:opacity="100%" style:font-name="Droid Sans Mono" fo:font-size="15pt" fo:font-weight="normal" fo:background-color="#1f1f1f"/>
    </style:style>
    <style:style style:name="P2" style:family="paragraph" style:parent-style-name="Standard">
      <style:paragraph-properties style:line-height-at-least="0.2811in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2811in"/>
      <style:text-properties fo:color="#6a9955" loext:opacity="100%" fo:background-color="#1f1f1f"/>
    </style:style>
    <style:style style:name="P4" style:family="paragraph" style:parent-style-name="Standard">
      <style:paragraph-properties style:line-height-at-least="0.2811in"/>
    </style:style>
    <style:style style:name="P5" style:family="paragraph" style:parent-style-name="Standard">
      <style:paragraph-properties style:line-height-at-least="0.2811in"/>
      <style:text-properties fo:color="#ce92a4" loext:opacity="100%" style:font-name="Droid Sans Mono" fo:font-size="15pt" fo:font-weight="normal" fo:background-color="#1f1f1f"/>
    </style:style>
    <style:style style:name="T1" style:family="text">
      <style:text-properties fo:color="#ce92a4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4ec9b0" loext:opacity="100%" style:font-name="Droid Sans Mono" fo:font-size="15pt" fo:font-weight="normal"/>
    </style:style>
    <style:style style:name="T4" style:family="text">
      <style:text-properties style:font-name="Droid Sans Mono" fo:font-size="15pt" fo:font-weight="normal"/>
    </style:style>
    <style:style style:name="T5" style:family="text">
      <style:text-properties style:font-name-asian="Droid Sans Mono" style:font-size-asian="15pt" style:font-weight-asian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size="15pt" fo:font-weight="normal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Droid Sans Mono" fo:font-size="15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Droid Sans Mono" fo:font-size="15pt" fo:font-weight="normal"/>
    </style:style>
    <style:style style:name="T15" style:family="text">
      <style:text-properties fo:color="#ce9178" loext:opacity="100%" style:font-name-asian="Droid Sans Mono" style:font-size-asian="15pt" style:font-weight-asian="normal"/>
    </style:style>
    <style:style style:name="T16" style:family="text">
      <style:text-properties fo:color="#b5cea8" loext:opacity="100%"/>
    </style:style>
    <style:style style:name="T17" style:family="text">
      <style:text-properties fo:color="#b5cea8" loext:opacity="100%" style:font-name="Droid Sans Mono" fo:font-size="15pt" fo:font-weight="normal"/>
    </style:style>
    <style:style style:name="T18" style:family="text">
      <style:text-properties fo:color="#6a9955" loext:opacity="100%" style:font-name="Droid Sans Mono" fo:font-size="15pt" fo:font-weight="normal"/>
    </style:style>
    <style:style style:name="T19" style:family="text">
      <style:text-properties fo:color="#6a9955" loext:opacity="100%" style:font-name-asian="Droid Sans Mono" style:font-size-asian="15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carla</text:span></text:p>
      <text:p text:style-name="P1"><text:span text:style-name="T1">import</text:span> <text:span text:style-name="T2">random</text:span></text:p>
      <text:p text:style-name="P1"><text:span text:style-name="T1">import</text:span> <text:span text:style-name="T2">time</text:span></text:p>
      <text:p text:style-name="P1"><text:span text:style-name="T1">import</text:span> <text:span text:style-name="T2">sys</text:span></text:p>
      <text:p text:style-name="P1"><text:span text:style-name="T1">import</text:span> <text:span text:style-name="T2">os</text:span></text:p>
      <text:p text:style-name="P4"/>
      <text:p text:style-name="P3"><text:span text:style-name="T4"># CARLA </text:span><text:span text:style-name="T5">에이전트 모듈 경로 설정 </text:span><text:span text:style-name="T4">(</text:span><text:span text:style-name="T5">본인 경로에 맞춰 확인</text:span><text:span text:style-name="T4">)</text:span></text:p>
      <text:p text:style-name="P1"><text:span text:style-name="T1">try</text:span>:</text:p>
      <text:p text:style-name="P1"><text:span text:style-name="T2">sys</text:span>.<text:span text:style-name="T10">path</text:span>.<text:span text:style-name="T8">append</text:span>(<text:span text:style-name="T2">os</text:span>.<text:span text:style-name="T10">path</text:span>.<text:span text:style-name="T8">expanduser</text:span>(<text:span text:style-name="T13">"~/carla/PythonAPI/carla"</text:span>))</text:p>
      <text:p text:style-name="P1"><text:span text:style-name="T1">from</text:span> <text:span text:style-name="T2">agents</text:span>.<text:span text:style-name="T2">navigation</text:span>.<text:span text:style-name="T2">global_route_planner</text:span> <text:span text:style-name="T1">import</text:span> <text:span text:style-name="T2">GlobalRoutePlanner</text:span></text:p>
      <text:p text:style-name="P1"><text:span text:style-name="T1">from</text:span> <text:span text:style-name="T2">agents</text:span>.<text:span text:style-name="T2">navigation</text:span>.<text:span text:style-name="T2">controller</text:span> <text:span text:style-name="T1">import</text:span> <text:span text:style-name="T2">VehiclePIDController</text:span></text:p>
      <text:p text:style-name="P1"><text:span text:style-name="T1">except</text:span> <text:span text:style-name="T2">ImportError</text:span>:</text:p>
      <text:p text:style-name="P2"><text:span text:style-name="T9">print</text:span><text:span text:style-name="T4">(</text:span><text:span text:style-name="T14">"</text:span><text:span text:style-name="T15">에이전트 모듈을 찾을 수 없습니다</text:span><text:span text:style-name="T14">."</text:span><text:span text:style-name="T4">)</text:span></text:p>
      <text:p text:style-name="P4"/>
      <text:p text:style-name="P1"><text:span text:style-name="T6">def</text:span> <text:span text:style-name="T8">main</text:span>():</text:p>
      <text:p text:style-name="P1"><text:span text:style-name="T10">client</text:span> <text:span text:style-name="T12">=</text:span> <text:span text:style-name="T2">carla</text:span>.Client(<text:span text:style-name="T13">'localhost'</text:span>, <text:span text:style-name="T16">2000</text:span>)</text:p>
      <text:p text:style-name="P1"><text:span text:style-name="T10">client</text:span>.set_timeout(<text:span text:style-name="T16">10.0</text:span>)</text:p>
      <text:p text:style-name="P1"><text:span text:style-name="T10">world</text:span> <text:span text:style-name="T12">=</text:span> <text:span text:style-name="T10">client</text:span>.get_world()</text:p>
      <text:p text:style-name="P1"><text:span text:style-name="T10">amap</text:span> <text:span text:style-name="T12">=</text:span> <text:span text:style-name="T10">world</text:span>.get_map()</text:p>
      <text:p text:style-name="P1"><text:span text:style-name="T10">debug</text:span> <text:span text:style-name="T12">=</text:span> <text:span text:style-name="T10">world</text:span>.debug</text:p>
      <text:p text:style-name="P1"><text:span text:style-name="T10">vehicle</text:span> <text:span text:style-name="T12">=</text:span> <text:span text:style-name="T6">None</text:span></text:p>
      <text:p text:style-name="P1"><text:span text:style-name="T10">spawn_points</text:span> <text:span text:style-name="T12">=</text:span> <text:span text:style-name="T10">amap</text:span>.get_spawn_points()</text:p>
      <text:p text:style-name="P4"/>
      <text:p text:style-name="P3"><text:span text:style-name="T4"># z</text:span><text:span text:style-name="T5">값은 바닥에 끼지 않게 </text:span><text:span text:style-name="T4">2.0 </text:span><text:span text:style-name="T5">정도로 넉넉히 줍니다</text:span><text:span text:style-name="T4">.</text:span></text:p>
      <text:p text:style-name="P1"><text:span text:style-name="T10">start_location</text:span> <text:span text:style-name="T12">=</text:span> <text:span text:style-name="T2">carla</text:span>.Location(<text:span text:style-name="T10">x</text:span><text:span text:style-name="T12">=-</text:span><text:span text:style-name="T16">52.1</text:span>, <text:span text:style-name="T10">y</text:span><text:span text:style-name="T12">=</text:span><text:span text:style-name="T16">100.2</text:span>, <text:span text:style-name="T10">z</text:span><text:span text:style-name="T12">=</text:span><text:span text:style-name="T16">2.0</text:span>)</text:p>
      <text:p text:style-name="P1"><text:span text:style-name="T10">end_location</text:span> <text:span text:style-name="T12">=</text:span> <text:span text:style-name="T2">carla</text:span>.Location(<text:span text:style-name="T10">x</text:span><text:span text:style-name="T12">=-</text:span><text:span text:style-name="T16">110.5</text:span>, <text:span text:style-name="T10">y</text:span><text:span text:style-name="T12">=-</text:span><text:span text:style-name="T16">3.3</text:span>, <text:span text:style-name="T10">z</text:span><text:span text:style-name="T12">=</text:span><text:span text:style-name="T16">2.0</text:span>)</text:p>
      <text:p text:style-name="P4"/>
      <text:p text:style-name="P1"><text:span text:style-name="T1">try</text:span>:</text:p>
      <text:p text:style-name="P3"><text:span text:style-name="T4"># 1. </text:span><text:span text:style-name="T5">출발지와 목적지 선정</text:span></text:p>
      <text:p text:style-name="P3"><text:span text:style-name="T4"># </text:span><text:span text:style-name="T5">맵에서 해당 좌표와 가장 가까운 도로 정보를 가져옵니다</text:span><text:span text:style-name="T4">.</text:span></text:p>
      <text:p text:style-name="P1"><text:span text:style-name="T10">start_point</text:span> <text:span text:style-name="T12">=</text:span> <text:span text:style-name="T10">amap</text:span>.get_waypoint(<text:span text:style-name="T10">start_location</text:span>).transform</text:p>
      <text:p text:style-name="P3"><text:span text:style-name="T4"># </text:span><text:span text:style-name="T5">차가 바닥에 겹치지 않게 살짝 띄워줍니다</text:span><text:span text:style-name="T4">.</text:span></text:p>
      <text:p text:style-name="P1"><text:span text:style-name="T10">start_point</text:span>.location.z <text:span text:style-name="T12">+=</text:span> <text:span text:style-name="T16">0.5</text:span> </text:p>
      <text:p text:style-name="P4"><text:soft-page-break/></text:p>
      <text:p text:style-name="P3"><text:span text:style-name="T4"># </text:span><text:span text:style-name="T5">목적지는 경로 계산용이므로 좌표 그대로 사용합니다</text:span><text:span text:style-name="T4">.</text:span></text:p>
      <text:p text:style-name="P1"><text:span text:style-name="T10">end_point_location</text:span> <text:span text:style-name="T12">=</text:span> <text:span text:style-name="T10">end_location</text:span></text:p>
      <text:p text:style-name="P4"/>
      <text:p text:style-name="P3"><text:span text:style-name="T4"># 2. </text:span><text:span text:style-name="T5">경로 계산 </text:span><text:span text:style-name="T4">(Global Planning)</text:span></text:p>
      <text:p text:style-name="P1"><text:span text:style-name="T10">grp</text:span> <text:span text:style-name="T12">=</text:span> <text:span text:style-name="T2">GlobalRoutePlanner</text:span>(<text:span text:style-name="T10">amap</text:span>, <text:span text:style-name="T16">2.0</text:span>)</text:p>
      <text:p text:style-name="P1"><text:span text:style-name="T10">route</text:span> <text:span text:style-name="T12">=</text:span> <text:span text:style-name="T10">grp</text:span>.<text:span text:style-name="T8">trace_route</text:span>(<text:span text:style-name="T10">start_location</text:span>, <text:span text:style-name="T10">end_location</text:span>)</text:p>
      <text:p text:style-name="P3"><text:span text:style-name="T4"># </text:span><text:span text:style-name="T5">빨간 점으로 경로 미리 그리기</text:span></text:p>
      <text:p text:style-name="P1"><text:span text:style-name="T1">for</text:span> <text:span text:style-name="T10">wp</text:span>, <text:span text:style-name="T10">opt</text:span> <text:span text:style-name="T1">in</text:span> <text:span text:style-name="T10">route</text:span>:</text:p>
      <text:p text:style-name="P1"><text:span text:style-name="T10">debug</text:span>.draw_point(<text:span text:style-name="T10">wp</text:span>.transform.location, <text:span text:style-name="T10">size</text:span><text:span text:style-name="T12">=</text:span><text:span text:style-name="T16">0.1</text:span>, <text:span text:style-name="T10">color</text:span><text:span text:style-name="T12">=</text:span><text:span text:style-name="T2">carla</text:span>.Color(<text:span text:style-name="T16">255</text:span>, <text:span text:style-name="T16">0</text:span>, <text:span text:style-name="T16">0</text:span>), <text:span text:style-name="T10">life_time</text:span><text:span text:style-name="T12">=</text:span><text:span text:style-name="T16">100.0</text:span>)</text:p>
      <text:p text:style-name="P4"/>
      <text:p text:style-name="P3"><text:span text:style-name="T4"># 3. </text:span><text:span text:style-name="T5">실제 주행할 차량 스폰</text:span></text:p>
      <text:p text:style-name="P1"><text:span text:style-name="T10">blueprint</text:span> <text:span text:style-name="T12">=</text:span> <text:span text:style-name="T10">world</text:span>.get_blueprint_library().find(<text:span text:style-name="T13">'vehicle.tesla.model3'</text:span>)</text:p>
      <text:p text:style-name="P1"><text:span text:style-name="T10">vehicle</text:span> <text:span text:style-name="T12">=</text:span> <text:span text:style-name="T10">world</text:span>.spawn_actor(<text:span text:style-name="T10">blueprint</text:span>, <text:span text:style-name="T10">start_point</text:span>)</text:p>
      <text:p text:style-name="P2"><text:span text:style-name="T9">print</text:span><text:span text:style-name="T4">(</text:span><text:span text:style-name="T14">"</text:span><text:span text:style-name="T15">내 차량이 스폰되었습니다</text:span><text:span text:style-name="T14">. </text:span><text:span text:style-name="T15">주행을 시작합니다</text:span><text:span text:style-name="T14">."</text:span><text:span text:style-name="T4">)</text:span></text:p>
      <text:p text:style-name="P4"/>
      <text:p text:style-name="P3"><text:span text:style-name="T4"># 4. PID </text:span><text:span text:style-name="T5">제어기 설정 </text:span><text:span text:style-name="T4">(</text:span><text:span text:style-name="T5">경로를 따라가게 하는 </text:span><text:span text:style-name="T4">'</text:span><text:span text:style-name="T5">운전자</text:span><text:span text:style-name="T4">' </text:span><text:span text:style-name="T5">역할</text:span><text:span text:style-name="T4">)</text:span></text:p>
      <text:p text:style-name="P3"><text:span text:style-name="T4"># </text:span><text:span text:style-name="T5">차가 경로를 이탈하지 않게 핸들을 조절합니다</text:span><text:span text:style-name="T4">.</text:span></text:p>
      <text:p text:style-name="P1"><text:span text:style-name="T10">controller</text:span> <text:span text:style-name="T12">=</text:span> <text:span text:style-name="T2">VehiclePIDController</text:span>(<text:span text:style-name="T10">vehicle</text:span>, </text:p>
      <text:p text:style-name="P1"><text:span text:style-name="T10">args_lateral</text:span><text:span text:style-name="T12">=</text:span>{<text:span text:style-name="T13">'K_P'</text:span>: <text:span text:style-name="T16">1.95</text:span>, <text:span text:style-name="T13">'K_I'</text:span>: <text:span text:style-name="T16">0.07</text:span>, <text:span text:style-name="T13">'K_D'</text:span>: <text:span text:style-name="T16">0.2</text:span>, <text:span text:style-name="T13">'dt'</text:span>: <text:span text:style-name="T16">0.05</text:span>},</text:p>
      <text:p text:style-name="P1"><text:span text:style-name="T10">args_longitudinal</text:span><text:span text:style-name="T12">=</text:span>{<text:span text:style-name="T13">'K_P'</text:span>: <text:span text:style-name="T16">1.0</text:span>, <text:span text:style-name="T13">'K_I'</text:span>: <text:span text:style-name="T16">0.05</text:span>, <text:span text:style-name="T13">'K_D'</text:span>: <text:span text:style-name="T16">0</text:span>, <text:span text:style-name="T13">'dt'</text:span>: <text:span text:style-name="T16">0.05</text:span>})</text:p>
      <text:p text:style-name="P4"/>
      <text:p text:style-name="P3"><text:span text:style-name="T4"># 5. </text:span><text:span text:style-name="T5">주행 루프</text:span><text:span text:style-name="T4">: </text:span><text:span text:style-name="T5">생성된 경로</text:span><text:span text:style-name="T4">(route)</text:span><text:span text:style-name="T5">의 점들을 하나씩 순서대로 따라감</text:span></text:p>
      <text:p text:style-name="P1"><text:span text:style-name="T1">for</text:span> <text:span text:style-name="T10">waypoint</text:span>, <text:span text:style-name="T10">road_option</text:span> <text:span text:style-name="T1">in</text:span> <text:span text:style-name="T10">route</text:span>:</text:p>
      <text:p text:style-name="P1"><text:span text:style-name="T1">while</text:span> <text:span text:style-name="T6">True</text:span>:</text:p>
      <text:p text:style-name="P1"><text:span text:style-name="T10">vehicle_loc</text:span> <text:span text:style-name="T12">=</text:span> <text:span text:style-name="T10">vehicle</text:span>.get_location()</text:p>
      <text:p text:style-name="P3"><text:span text:style-name="T4"># </text:span><text:span text:style-name="T5">현재 위치가 목표 점</text:span><text:span text:style-name="T4">(waypoint)</text:span><text:span text:style-name="T5">에서 </text:span><text:span text:style-name="T4">2</text:span><text:span text:style-name="T5">미터 이내면 다음 점으로 넘어감</text:span></text:p>
      <text:p text:style-name="P1"><text:span text:style-name="T1">if</text:span> <text:span text:style-name="T10">vehicle_loc</text:span>.distance(<text:span text:style-name="T10">waypoint</text:span>.transform.location) <text:span text:style-name="T12">&lt;</text:span> <text:span text:style-name="T16">2.0</text:span>:</text:p>
      <text:p text:style-name="P5">break</text:p>
      <text:p text:style-name="P4"/>
      <text:p text:style-name="P3"><text:span text:style-name="T4"># </text:span><text:span text:style-name="T5">목표 속도 </text:span><text:span text:style-name="T4">30km/h</text:span><text:span text:style-name="T5">로 설정하여 제어 신호 계산</text:span></text:p>
      <text:p text:style-name="P1"><text:span text:style-name="T10">control</text:span> <text:span text:style-name="T12">=</text:span> <text:span text:style-name="T10">controller</text:span>.<text:span text:style-name="T8">run_step</text:span>(<text:span text:style-name="T16">30.0</text:span>, <text:span text:style-name="T10">waypoint</text:span>)</text:p>
      <text:p text:style-name="P1"><text:span text:style-name="T10">vehicle</text:span>.apply_control(<text:span text:style-name="T10">control</text:span>)</text:p>
      <text:p text:style-name="P4"><text:soft-page-break/></text:p>
      <text:p text:style-name="P1"><text:span text:style-name="T2">time</text:span>.<text:span text:style-name="T8">sleep</text:span>(<text:span text:style-name="T16">0.05</text:span>)</text:p>
      <text:p text:style-name="P4"/>
      <text:p text:style-name="P2"><text:span text:style-name="T9">print</text:span><text:span text:style-name="T4">(</text:span><text:span text:style-name="T14">"</text:span><text:span text:style-name="T15">목적지에 도착했습니다</text:span><text:span text:style-name="T14">!"</text:span><text:span text:style-name="T4">)</text:span></text:p>
      <text:p text:style-name="P4"/>
      <text:p text:style-name="P1"><text:span text:style-name="T1">finally</text:span>:</text:p>
      <text:p text:style-name="P1"><text:span text:style-name="T1">if</text:span> <text:span text:style-name="T10">vehicle</text:span> <text:span text:style-name="T6">is</text:span> <text:span text:style-name="T6">not</text:span> <text:span text:style-name="T6">None</text:span>:</text:p>
      <text:p text:style-name="P1"><text:span text:style-name="T10">vehicle</text:span>.destroy()</text:p>
      <text:p text:style-name="P2"><text:span text:style-name="T9">print</text:span><text:span text:style-name="T4">(</text:span><text:span text:style-name="T14">"</text:span><text:span text:style-name="T15">차량을 제거했습니다</text:span><text:span text:style-name="T14">."</text:span><text:span text:style-name="T4">)</text:span></text:p>
      <text:p text:style-name="P4"/>
      <text:p text:style-name="P1"><text:span text:style-name="T1">if</text:span> <text:span text:style-name="T10">__name__</text:span> <text:span text:style-name="T12">==</text:span> <text:span text:style-name="T13">'__main__'</text:span>:</text:p>
      <text:p text:style-name="P1"><text:span text:style-name="T8">main</text:span>(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00:24:43.222332352</meta:creation-date>
    <dc:date>2026-01-16T01:54:45.078806460</dc:date>
    <meta:editing-duration>PT1H9M41S</meta:editing-duration>
    <meta:editing-cycles>1</meta:editing-cycles>
    <meta:document-statistic meta:table-count="0" meta:image-count="0" meta:object-count="0" meta:page-count="3" meta:paragraph-count="64" meta:word-count="476" meta:character-count="2033" meta:non-whitespace-character-count="1829"/>
    <meta:generator>LibreOffice/7.3.7.2$Linux_X86_64 LibreOffice_project/30$Build-2</meta:generator>
  </office:meta>
</office:document-meta>
</file>